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verage results</text:p>
          </table:table-cell>
          <table:table-cell office:value-type="string" calcext:value-type="string">
            <text:p>Average RunTime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Run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out optimisation</text:p>
          </table:table-cell>
          <table:table-cell table:formula="of:=AVERAGE([.D2:.D6])" office:value-type="float" office:value="0.0969978" calcext:value-type="float">
            <text:p>0.0969978</text:p>
          </table:table-cell>
          <table:table-cell office:value-type="string" calcext:value-type="string">
            <text:p>Without optimisation</text:p>
          </table:table-cell>
          <table:table-cell office:value-type="float" office:value="0.116278" calcext:value-type="float">
            <text:p>0.116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PolynomialHash optimised</text:p>
          </table:table-cell>
          <table:table-cell table:formula="of:=AVERAGE([.D7:.D11])" office:value-type="float" office:value="0.092606" calcext:value-type="float">
            <text:p>0.092606</text:p>
          </table:table-cell>
          <table:table-cell/>
          <table:table-cell office:value-type="float" office:value="0.095779" calcext:value-type="float">
            <text:p>0.095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 instructions optimisation</text:p>
          </table:table-cell>
          <table:table-cell table:formula="of:=AVERAGE([.D12:.D16])" office:value-type="float" office:value="0.0724268" calcext:value-type="float">
            <text:p>0.0724268</text:p>
          </table:table-cell>
          <table:table-cell/>
          <table:table-cell office:value-type="float" office:value="0.080315" calcext:value-type="float">
            <text:p>0.080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HashTable optimised</text:p>
          </table:table-cell>
          <table:table-cell table:formula="of:=AVERAGE([.D17:.D21])" office:value-type="float" office:value="0.0686208" calcext:value-type="float">
            <text:p>0.0686208</text:p>
          </table:table-cell>
          <table:table-cell/>
          <table:table-cell office:value-type="float" office:value="0.107347" calcext:value-type="float">
            <text:p>0.1073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527" calcext:value-type="float">
            <text:p>0.085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untPolynomialHash optimised</text:p>
          </table:table-cell>
          <table:table-cell office:value-type="float" office:value="0.116152" calcext:value-type="float">
            <text:p>0.116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8353" calcext:value-type="float">
            <text:p>0.08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91725" calcext:value-type="float">
            <text:p>0.091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92602" calcext:value-type="float">
            <text:p>0.0926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9021" calcext:value-type="float">
            <text:p>0.0790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ector instructions optimisation</text:p>
          </table:table-cell>
          <table:table-cell office:value-type="float" office:value="0.076496" calcext:value-type="float">
            <text:p>0.076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5832" calcext:value-type="float">
            <text:p>0.075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7896" calcext:value-type="float">
            <text:p>0.0678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024" calcext:value-type="float">
            <text:p>0.070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167" calcext:value-type="float">
            <text:p>0.071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ndHashTable optimised</text:p>
          </table:table-cell>
          <table:table-cell office:value-type="float" office:value="0.065691" calcext:value-type="float">
            <text:p>0.0656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8459" calcext:value-type="float">
            <text:p>0.068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0356" calcext:value-type="float">
            <text:p>0.070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65911" calcext:value-type="float">
            <text:p>0.0659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72687" calcext:value-type="float">
            <text:p>0.0726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5:38:30.734785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4-19T07:50:05.218529787</dc:date>
    <meta:editing-duration>PT9M10S</meta:editing-duration>
    <meta:editing-cycles>3</meta:editing-cycles>
    <meta:document-statistic meta:table-count="1" meta:cell-count="36" meta:object-count="0"/>
  </office:meta>
</office:document-meta>
</file>